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50%" fo:text-align="center" fo:text-indent="0cm" style:writing-mode="lr-tb"/>
    </style:style>
    <style:style style:name="P4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5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6" style:family="paragraph">
      <style:paragraph-properties fo:margin-left="0cm" fo:margin-right="0cm" fo:line-height="150%" fo:text-align="justify" fo:text-indent="0cm" style:writing-mode="lr-tb"/>
    </style:style>
    <style:style style:name="P7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8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9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12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line-height="150%" fo:text-align="start" fo:text-indent="0cm" style:writing-mode="lr-tb"/>
    </style:style>
    <style:style style:name="P14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15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16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7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4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7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8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9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10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1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" svg:width="18.458cm" svg:height="28.572cm" svg:x="1.946cm" svg:y="0.579cm">
          <text:p/>
          <draw:enhanced-geometry svg:viewBox="0 0 21600 21600" draw:type="rectangle" draw:enhanced-path="M 0 0 L 21600 0 21600 21600 0 21600 0 0 Z N"/>
        </draw:custom-shape>
        <draw:line draw:style-name="gr3" draw:text-style-name="P2" svg:x1="2.838cm" svg:y1="25.09cm" svg:x2="2.838cm" svg:y2="26.631cm">
          <text:p/>
        </draw:line>
        <draw:line draw:style-name="gr3" draw:text-style-name="P2" svg:x1="1.958cm" svg:y1="25.115cm" svg:x2="20.385cm" svg:y2="25.115cm">
          <text:p/>
        </draw:line>
        <draw:line draw:style-name="gr3" draw:text-style-name="P2" svg:x1="3.977cm" svg:y1="25.123cm" svg:x2="3.977cm" svg:y2="29.137cm">
          <text:p/>
        </draw:line>
        <draw:line draw:style-name="gr3" draw:text-style-name="P2" svg:x1="6.486cm" svg:y1="25.14cm" svg:x2="6.486cm" svg:y2="29.134cm">
          <text:p/>
        </draw:line>
        <draw:line draw:style-name="gr3" draw:text-style-name="P2" svg:x1="8.001cm" svg:y1="25.14cm" svg:x2="8.001cm" svg:y2="29.134cm">
          <text:p/>
        </draw:line>
        <draw:line draw:style-name="gr3" draw:text-style-name="P2" svg:x1="9.01cm" svg:y1="25.13cm" svg:x2="9.01cm" svg:y2="29.123cm">
          <text:p/>
        </draw:line>
        <draw:line draw:style-name="gr3" draw:text-style-name="P2" svg:x1="16.576cm" svg:y1="26.638cm" svg:x2="16.578cm" svg:y2="27.626cm">
          <text:p/>
        </draw:line>
        <draw:line draw:style-name="gr4" draw:text-style-name="P2" svg:x1="1.958cm" svg:y1="28.142cm" svg:x2="8.991cm" svg:y2="28.142cm">
          <text:p/>
        </draw:line>
        <draw:line draw:style-name="gr4" draw:text-style-name="P2" svg:x1="1.958cm" svg:y1="28.646cm" svg:x2="8.991cm" svg:y2="28.646cm">
          <text:p/>
        </draw:line>
        <draw:frame draw:style-name="gr5" draw:text-style-name="P4" svg:width="0.814cm" svg:height="0.442cm" svg:x="1.995cm" svg:y="26.168cm">
          <draw:text-box>
            <text:p text:style-name="P3"><text:span text:style-name="T1">Изм</text:span><text:span text:style-name="T2">.</text:span></text:p>
          </draw:text-box>
        </draw:frame>
        <draw:frame draw:style-name="gr5" draw:text-style-name="P5" svg:width="1.015cm" svg:height="0.442cm" svg:x="2.916cm" svg:y="26.168cm">
          <draw:text-box>
            <text:p text:style-name="P3"><text:span text:style-name="T3">Лист</text:span></text:p>
          </draw:text-box>
        </draw:frame>
        <draw:frame draw:style-name="gr5" draw:text-style-name="P7" svg:width="2.375cm" svg:height="0.442cm" svg:x="4.036cm" svg:y="26.168cm">
          <draw:text-box>
            <text:p text:style-name="P6"><text:span text:style-name="T3">№ </text:span><text:span text:style-name="T3">докум.</text:span></text:p>
          </draw:text-box>
        </draw:frame>
        <draw:frame draw:style-name="gr5" draw:text-style-name="P7" svg:width="1.415cm" svg:height="0.442cm" svg:x="6.543cm" svg:y="26.168cm">
          <draw:text-box>
            <text:p text:style-name="P6"><text:span text:style-name="T1">Подпись</text:span></text:p>
          </draw:text-box>
        </draw:frame>
        <draw:frame draw:style-name="gr5" draw:text-style-name="P7" svg:width="0.923cm" svg:height="0.442cm" svg:x="8.038cm" svg:y="26.168cm">
          <draw:text-box>
            <text:p text:style-name="P6"><text:span text:style-name="T3">Дата</text:span></text:p>
          </draw:text-box>
        </draw:frame>
        <draw:frame draw:style-name="gr5" draw:text-style-name="P8" svg:width="1.359cm" svg:height="0.44cm" svg:x="16.646cm" svg:y="26.662cm">
          <draw:text-box>
            <text:p text:style-name="P3"><text:span text:style-name="T4">лист</text:span></text:p>
          </draw:text-box>
        </draw:frame>
        <draw:frame draw:style-name="gr5" draw:text-style-name="P9" svg:width="1.359cm" svg:height="0.442cm" svg:x="16.646cm" svg:y="27.184cm">
          <draw:text-box>
            <text:p text:style-name="P3"><text:span text:style-name="T5">x</text:span></text:p>
          </draw:text-box>
        </draw:frame>
        <draw:frame draw:style-name="gr5" draw:text-style-name="P11" svg:width="11.221cm" svg:height="0.683cm" svg:x="9.107cm" svg:y="25.55cm">
          <draw:text-box>
            <text:p text:style-name="P10"><text:span text:style-name="T6">КП-АПИ(Ф)НГТУ-210201.65-(АВР09-1)-08-14</text:span></text:p>
          </draw:text-box>
        </draw:frame>
        <draw:line draw:style-name="gr3" draw:text-style-name="P2" svg:x1="1.958cm" svg:y1="26.627cm" svg:x2="20.385cm" svg:y2="26.627cm">
          <text:p/>
        </draw:line>
        <draw:line draw:style-name="gr3" draw:text-style-name="P2" svg:x1="1.972cm" svg:y1="26.125cm" svg:x2="9.005cm" svg:y2="26.125cm">
          <text:p/>
        </draw:line>
        <draw:line draw:style-name="gr4" draw:text-style-name="P2" svg:x1="1.958cm" svg:y1="25.615cm" svg:x2="9.04cm" svg:y2="25.61cm">
          <text:p/>
        </draw:line>
        <draw:line draw:style-name="gr4" draw:text-style-name="P2" svg:x1="1.958cm" svg:y1="27.636cm" svg:x2="8.991cm" svg:y2="27.636cm">
          <text:p/>
        </draw:line>
        <draw:line draw:style-name="gr4" draw:text-style-name="P2" svg:x1="1.958cm" svg:y1="27.127cm" svg:x2="8.991cm" svg:y2="27.127cm">
          <text:p/>
        </draw:line>
        <draw:g draw:style-name="gr6">
          <draw:frame draw:style-name="gr5" draw:text-style-name="P9" svg:width="1.962cm" svg:height="0.44cm" svg:x="1.981cm" svg:y="26.676cm">
            <draw:text-box>
              <text:p text:style-name="P6"><text:span text:style-name="T3">Разраб.</text:span></text:p>
            </draw:text-box>
          </draw:frame>
          <draw:frame draw:style-name="gr5" draw:text-style-name="P12" svg:width="2.375cm" svg:height="0.44cm" svg:x="4.038cm" svg:y="26.676cm">
            <draw:text-box>
              <text:p text:style-name="P6"><text:span text:style-name="T7">Муртазина Е.В.</text:span></text:p>
            </draw:text-box>
          </draw:frame>
        </draw:g>
        <draw:g draw:style-name="gr6">
          <draw:frame draw:style-name="gr5" draw:text-style-name="P7" svg:width="1.962cm" svg:height="0.44cm" svg:x="1.981cm" svg:y="27.171cm">
            <draw:text-box>
              <text:p text:style-name="P6"><text:span text:style-name="T3">Провер.</text:span></text:p>
            </draw:text-box>
          </draw:frame>
          <draw:frame draw:style-name="gr5" draw:text-style-name="P9" svg:width="2.375cm" svg:height="0.44cm" svg:x="4.038cm" svg:y="27.171cm">
            <draw:text-box>
              <text:p text:style-name="P6"><text:span text:style-name="T8">Шурыгин Б.Д.</text:span></text:p>
            </draw:text-box>
          </draw:frame>
        </draw:g>
        <draw:g draw:style-name="gr6">
          <draw:frame draw:style-name="gr7" draw:text-style-name="P6" svg:width="1.962cm" svg:height="0.442cm" svg:x="1.981cm" svg:y="27.678cm">
            <draw:text-box>
              <text:p/>
            </draw:text-box>
          </draw:frame>
          <draw:custom-shape draw:style-name="gr8" draw:text-style-name="P1" svg:width="2.375cm" svg:height="0.442cm" svg:x="4.038cm" svg:y="27.679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7" svg:width="1.962cm" svg:height="0.44cm" svg:x="1.981cm" svg:y="28.173cm">
            <draw:text-box>
              <text:p text:style-name="P6"><text:span text:style-name="T3">Н. Контр.</text:span></text:p>
            </draw:text-box>
          </draw:frame>
          <draw:custom-shape draw:style-name="gr8" draw:text-style-name="P1" svg:width="2.375cm" svg:height="0.44cm" svg:x="4.038cm" svg:y="28.173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2cm" svg:height="0.442cm" svg:x="1.981cm" svg:y="28.664cm">
            <draw:text-box>
              <text:p text:style-name="P13"><text:span text:style-name="T3">Утверд.</text:span></text:p>
            </draw:text-box>
          </draw:frame>
          <draw:custom-shape draw:style-name="gr8" draw:text-style-name="P1" svg:width="2.375cm" svg:height="0.442cm" svg:x="4.038cm" svg:y="28.665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2" svg:x1="15.062cm" svg:y1="26.638cm" svg:x2="15.062cm" svg:y2="29.122cm">
          <text:p/>
        </draw:line>
        <draw:frame draw:style-name="gr5" draw:text-style-name="P15" svg:width="5.806cm" svg:height="2.299cm" svg:x="9.132cm" svg:y="26.741cm">
          <draw:text-box>
            <text:p text:style-name="P10"><text:span text:style-name="T9">Пояснительная записка</text:span></text:p>
          </draw:text-box>
        </draw:frame>
        <draw:line draw:style-name="gr3" draw:text-style-name="P2" svg:x1="15.074cm" svg:y1="27.134cm" svg:x2="20.397cm" svg:y2="27.134cm">
          <text:p/>
        </draw:line>
        <draw:line draw:style-name="gr3" draw:text-style-name="P2" svg:x1="15.07cm" svg:y1="27.636cm" svg:x2="20.393cm" svg:y2="27.636cm">
          <text:p/>
        </draw:line>
        <draw:line draw:style-name="gr3" draw:text-style-name="P2" svg:x1="18.087cm" svg:y1="26.638cm" svg:x2="18.089cm" svg:y2="27.626cm">
          <text:p/>
        </draw:line>
        <draw:frame draw:style-name="gr5" draw:text-style-name="P16" svg:width="1.359cm" svg:height="0.44cm" svg:x="15.138cm" svg:y="26.662cm">
          <draw:text-box>
            <text:p text:style-name="P10"><text:span text:style-name="T4">лит</text:span></text:p>
          </draw:text-box>
        </draw:frame>
        <draw:frame draw:style-name="gr5" draw:text-style-name="P5" svg:width="2.147cm" svg:height="0.44cm" svg:x="18.167cm" svg:y="26.662cm">
          <draw:text-box>
            <text:p text:style-name="P3"><text:span text:style-name="T1">листов</text:span></text:p>
          </draw:text-box>
        </draw:frame>
        <draw:frame draw:style-name="gr5" draw:text-style-name="P17" svg:width="2.147cm" svg:height="0.44cm" svg:x="18.179cm" svg:y="27.17cm">
          <draw:text-box>
            <text:p text:style-name="P10"><text:span text:style-name="T10">xx</text:span></text:p>
          </draw:text-box>
        </draw:frame>
        <draw:line draw:style-name="gr4" draw:text-style-name="P2" svg:x1="15.568cm" svg:y1="27.146cm" svg:x2="15.568cm" svg:y2="27.627cm">
          <text:p/>
        </draw:line>
        <draw:line draw:style-name="gr4" draw:text-style-name="P2" svg:x1="16.07cm" svg:y1="27.147cm" svg:x2="16.07cm" svg:y2="27.628cm">
          <text:p/>
        </draw:line>
        <draw:frame draw:style-name="gr5" draw:text-style-name="P18" svg:width="5.176cm" svg:height="0.627cm" svg:x="15.138cm" svg:y="28.037cm">
          <draw:text-box>
            <text:p text:style-name="P10"><text:span text:style-name="T11">АВР09-1</text:span></text:p>
          </draw:text-box>
        </draw:frame>
      </draw:g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4:21:59.450000000</dc:date>
    <meta:editing-duration>PT18M52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